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Times New Roman1" svg:font-family="'Times New Roman'" style:font-pitch="fixed"/>
    <style:font-face style:name="rOMAN" svg:font-family="rOMAN" style:font-pitch="fixed"/>
    <style:font-face style:name="roman" svg:font-family="roma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bold" officeooo:rsid="000de451" officeooo:paragraph-rsid="001ba488" style:font-size-asian="11pt" style:font-style-asian="normal" style:font-weight-asian="bold" style:font-size-complex="11pt" style:font-style-complex="normal" style:font-weight-complex="bold"/>
    </style:style>
    <style:style style:name="P2"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ba488" officeooo:paragraph-rsid="001ba488" style:font-size-asian="11pt" style:font-style-asian="normal" style:font-weight-asian="normal" style:font-size-complex="11pt" style:font-style-complex="normal" style:font-weight-complex="normal"/>
    </style:style>
    <style:style style:name="P3"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ba488" officeooo:paragraph-rsid="001c9c64" style:font-size-asian="11pt" style:font-style-asian="normal" style:font-weight-asian="normal" style:font-size-complex="11pt" style:font-style-complex="normal" style:font-weight-complex="normal"/>
    </style:style>
    <style:style style:name="P4"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c9c64" officeooo:paragraph-rsid="001c9c64" style:font-size-asian="11pt" style:font-style-asian="normal" style:font-weight-asian="normal" style:font-size-complex="11pt" style:font-style-complex="normal" style:font-weight-complex="normal"/>
    </style:style>
    <style:style style:name="P5"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22350c" officeooo:paragraph-rsid="0022350c" style:font-size-asian="11pt" style:font-style-asian="normal" style:font-weight-asian="normal" style:font-size-complex="11pt" style:font-style-complex="normal" style:font-weight-complex="normal"/>
    </style:style>
    <style:style style:name="P6"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e88e2" officeooo:paragraph-rsid="0021e2b6" style:font-size-asian="11pt" style:font-style-asian="normal" style:font-weight-asian="normal" style:font-size-complex="11pt" style:font-style-complex="normal" style:font-weight-complex="normal"/>
    </style:style>
    <style:style style:name="P7"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22888d" officeooo:paragraph-rsid="0022888d" style:font-size-asian="11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5pt" fo:font-style="normal" fo:font-weight="bold" officeooo:rsid="000cbc75" officeooo:paragraph-rsid="000cbc75" style:font-size-asian="15pt" style:font-style-asian="normal" style:font-weight-asian="bold" style:font-size-complex="15pt" style:font-style-complex="normal" style:font-weight-complex="bold"/>
    </style:style>
    <style:style style:name="P9" style:family="paragraph" style:parent-style-name="Standard">
      <loext:graphic-properties draw:fill="none"/>
      <style:paragraph-properties fo:margin-left="0.64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5pt" fo:font-style="normal" style:text-underline-style="solid" style:text-underline-width="auto" style:text-underline-color="font-color" fo:font-weight="bold" officeooo:rsid="000de451" officeooo:paragraph-rsid="000de451" style:font-size-asian="15pt" style:font-style-asian="normal" style:font-weight-asian="bold" style:font-size-complex="15pt" style:font-style-complex="normal" style:font-weight-complex="bold"/>
    </style:style>
    <style:style style:name="P10" style:family="paragraph" style:parent-style-name="Standard" style:master-page-name="">
      <loext:graphic-properties draw:fill="none"/>
      <style:paragraph-properties fo:margin-left="0.64cm" fo:margin-right="2.54cm" fo:text-align="justify" style:justify-single-word="false" fo:text-indent="0cm" style:auto-text-indent="false" style:page-number="auto"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4pt" fo:font-style="normal" fo:font-weight="bold" officeooo:rsid="000cbc75" officeooo:paragraph-rsid="000cbc75" style:font-size-asian="14pt" style:font-style-asian="normal" style:font-weight-asian="bold" style:font-size-complex="14pt" style:font-style-complex="normal" style:font-weight-complex="bold"/>
    </style:style>
    <style:style style:name="P11" style:family="paragraph" style:parent-style-name="Standard" style:list-style-name="L23">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officeooo:paragraph-rsid="002894ef"/>
    </style:style>
    <style:style style:name="P12" style:family="paragraph" style:parent-style-name="Standard">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bold" officeooo:paragraph-rsid="000de451" style:font-size-asian="11pt" style:font-style-asian="normal" style:font-weight-asian="bold" style:font-size-complex="11pt" style:font-style-complex="normal" style:font-weight-complex="bold"/>
    </style:style>
    <style:style style:name="P13" style:family="paragraph" style:parent-style-name="Standard">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bold" officeooo:rsid="000f71a4" officeooo:paragraph-rsid="000de451" style:font-size-asian="11pt" style:font-style-asian="normal" style:font-weight-asian="bold" style:font-size-complex="11pt" style:font-style-complex="normal" style:font-weight-complex="bold"/>
    </style:style>
    <style:style style:name="P14" style:family="paragraph" style:parent-style-name="Standard">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bold" officeooo:rsid="001003ae" officeooo:paragraph-rsid="001003ae" style:font-size-asian="11pt" style:font-style-asian="normal" style:font-weight-asian="bold" style:font-size-complex="11pt" style:font-style-complex="normal" style:font-weight-complex="bold"/>
    </style:style>
    <style:style style:name="P15" style:family="paragraph" style:parent-style-name="Standard">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0f71a4" officeooo:paragraph-rsid="001003ae" style:font-size-asian="11pt" style:font-style-asian="normal" style:font-weight-asian="normal" style:font-size-complex="11pt" style:font-style-complex="normal" style:font-weight-complex="normal"/>
    </style:style>
    <style:style style:name="P16" style:family="paragraph" style:parent-style-name="Standard">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tyle="normal" fo:font-weight="bold" officeooo:rsid="001003ae" officeooo:paragraph-rsid="001003ae" style:font-style-asian="normal" style:font-weight-asian="bold" style:font-style-complex="normal" style:font-weight-complex="bold"/>
    </style:style>
    <style:style style:name="P17" style:family="paragraph" style:parent-style-name="Standard">
      <loext:graphic-properties draw:fill="none"/>
      <style:paragraph-properties fo:margin-left="0cm" fo:margin-right="2.54cm" fo:text-align="justify" style:justify-single-word="false" fo:text-indent="0cm" style:auto-text-indent="false" fo:background-color="transparent">
        <style:tab-stops>
          <style:tab-stop style:position="12.435cm"/>
          <style:tab-stop style:position="12.832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518dd" officeooo:paragraph-rsid="001518dd" style:font-size-asian="11pt" style:font-style-asian="normal" style:font-weight-asian="normal" style:font-size-complex="11pt" style:font-style-complex="normal" style:font-weight-complex="normal"/>
    </style:style>
    <style:style style:name="P18" style:family="paragraph" style:parent-style-name="Standard">
      <loext:graphic-properties draw:fill="none"/>
      <style:paragraph-properties fo:margin-left="0cm" fo:margin-right="2.54cm" fo:text-align="justify" style:justify-single-word="false" fo:text-indent="0cm" style:auto-text-indent="false" fo:background-color="transparent">
        <style:tab-stops>
          <style:tab-stop style:position="12.435cm"/>
          <style:tab-stop style:position="12.832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style:text-underline-style="none" fo:font-weight="normal" officeooo:rsid="00181be2" officeooo:paragraph-rsid="00181be2" style:font-size-asian="11pt" style:font-style-asian="normal" style:font-weight-asian="normal" style:font-size-complex="11pt" style:font-style-complex="normal" style:font-weight-complex="normal"/>
    </style:style>
    <style:style style:name="P19" style:family="paragraph" style:parent-style-name="Standard">
      <loext:graphic-properties draw:fill="none"/>
      <style:paragraph-properties fo:margin-left="0cm" fo:margin-right="2.54cm" fo:text-align="justify" style:justify-single-word="false" fo:text-indent="0cm" style:auto-text-indent="false" fo:background-color="transparent">
        <style:tab-stops>
          <style:tab-stop style:position="12.435cm"/>
          <style:tab-stop style:position="12.832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tyle="normal" officeooo:rsid="0019be58" officeooo:paragraph-rsid="0019be58" style:font-style-asian="normal" style:font-style-complex="normal"/>
    </style:style>
    <style:style style:name="P20" style:family="paragraph" style:parent-style-name="Standard" style:master-page-name="">
      <loext:graphic-properties draw:fill="none"/>
      <style:paragraph-properties fo:margin-left="0cm" fo:margin-right="2.54cm" fo:text-align="justify" style:justify-single-word="false" fo:text-indent="0cm" style:auto-text-indent="false" style:page-number="auto" fo:background-color="transparent">
        <style:tab-stops>
          <style:tab-stop style:position="12.435cm"/>
          <style:tab-stop style:position="12.832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1518dd" style:font-style-asian="normal" style:font-style-complex="normal"/>
    </style:style>
    <style:style style:name="P21" style:family="paragraph" style:parent-style-name="Standard" style:master-page-name="">
      <loext:graphic-properties draw:fill="none"/>
      <style:paragraph-properties fo:margin-left="0cm" fo:margin-right="2.54cm" fo:text-align="justify" style:justify-single-word="false" fo:text-indent="0cm" style:auto-text-indent="false" style:page-number="auto" fo:background-color="transparent">
        <style:tab-stops>
          <style:tab-stop style:position="12.435cm"/>
          <style:tab-stop style:position="12.832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1003ae" style:font-style-asian="normal" style:font-style-complex="normal"/>
    </style:style>
    <style:style style:name="P22" style:family="paragraph" style:parent-style-name="Standard" style:list-style-name="L1">
      <loext:graphic-properties draw:fill="none"/>
      <style:paragraph-properties fo:margin-left="1.27cm" fo:margin-right="2.54cm" fo:text-align="justify" style:justify-single-word="false" fo:text-indent="-0.635cm" style:auto-text-indent="false" fo:background-color="transparent">
        <style:tab-stops>
          <style:tab-stop style:position="12.435cm"/>
          <style:tab-stop style:position="17.727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tyle="normal" officeooo:rsid="0019be58" officeooo:paragraph-rsid="0019be58" style:font-style-asian="normal" style:font-style-complex="normal"/>
    </style:style>
    <style:style style:name="P23" style:family="paragraph" style:parent-style-name="Standard" style:list-style-name="L1" style:master-page-name="">
      <loext:graphic-properties draw:fill="none"/>
      <style:paragraph-properties fo:margin-left="1.27cm" fo:margin-right="2.54cm" fo:text-align="justify" style:justify-single-word="false" fo:text-indent="-0.635cm" style:auto-text-indent="false" style:page-number="auto" fo:background-color="transparent">
        <style:tab-stops>
          <style:tab-stop style:position="12.435cm"/>
          <style:tab-stop style:position="17.727cm"/>
          <style:tab-stop style:position="18.997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19be58" style:font-style-asian="normal" style:font-style-complex="normal"/>
    </style:style>
    <style:style style:name="P24" style:family="paragraph" style:parent-style-name="Standard">
      <loext:graphic-properties draw:fill="none"/>
      <style:paragraph-properties fo:margin-left="0.635cm" fo:margin-right="2.54cm" fo:text-align="justify" style:justify-single-word="false" fo:text-indent="0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2894ef" style:font-style-asian="normal" style:font-style-complex="normal"/>
    </style:style>
    <style:style style:name="P25" style:family="paragraph" style:parent-style-name="Standard">
      <loext:graphic-properties draw:fill="none"/>
      <style:paragraph-properties fo:margin-left="0.635cm" fo:margin-right="2.54cm" fo:margin-top="0.282cm" fo:margin-bottom="0cm" loext:contextual-spacing="false" fo:line-height="100%" fo:text-align="justify" style:justify-single-word="false" fo:orphans="2" fo:widows="2" fo:text-indent="0cm" style:auto-text-indent="false"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rsid="0024843b" officeooo:paragraph-rsid="0024843b" style:font-size-asian="11pt" style:font-style-asian="normal" style:font-size-complex="11pt" style:font-style-complex="normal"/>
    </style:style>
    <style:style style:name="P26" style:family="paragraph" style:parent-style-name="Standard" style:list-style-name="L2" style:master-page-name="">
      <loext:graphic-properties draw:fill="none"/>
      <style:paragraph-properties fo:margin-left="0.635cm" fo:margin-right="2.54cm" fo:text-align="justify" style:justify-single-word="false" fo:text-indent="0cm" style:auto-text-indent="false" style:page-number="auto"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tyle="normal" officeooo:rsid="0022350c" officeooo:paragraph-rsid="0022888d" style:font-style-asian="normal" style:font-style-complex="normal"/>
    </style:style>
    <style:style style:name="P27" style:family="paragraph" style:parent-style-name="Standard" style:list-style-name="L2">
      <loext:graphic-properties draw:fill="none"/>
      <style:paragraph-properties fo:margin-left="1.905cm" fo:margin-right="2.54cm" fo:text-align="justify" style:justify-single-word="false" fo:text-indent="-0.635cm" style:auto-text-indent="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22350c" style:font-style-asian="normal" style:font-style-complex="normal"/>
    </style:style>
    <style:style style:name="P28" style:family="paragraph" style:parent-style-name="Standard" style:list-style-name="L2" style:master-page-name="">
      <loext:graphic-properties draw:fill="none"/>
      <style:paragraph-properties fo:margin-left="1.905cm" fo:margin-right="2.54cm" fo:text-align="justify" style:justify-single-word="false" fo:text-indent="-0.635cm" style:auto-text-indent="false" style:page-number="auto"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tyle="normal" officeooo:paragraph-rsid="0022350c" style:font-style-asian="normal" style:font-style-complex="normal"/>
    </style:style>
    <style:style style:name="P29" style:family="paragraph" style:parent-style-name="Standard">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30" style:family="paragraph" style:parent-style-name="Standard">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rsid="0028285c" officeooo:paragraph-rsid="0028285c" style:font-size-asian="11pt" style:font-style-asian="normal" style:font-size-complex="11pt" style:font-style-complex="normal"/>
    </style:style>
    <style:style style:name="P31" style:family="paragraph" style:parent-style-name="Standard">
      <loext:graphic-properties draw:fill="none"/>
      <style:paragraph-properties fo:margin-top="0.212cm" fo:margin-bottom="0cm" loext:contextual-spacing="false" fo:line-height="100%" fo:text-align="justify" style:justify-single-word="false" fo:orphans="2" fo:widows="2"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8285c" style:font-size-asian="11pt" style:font-style-asian="normal" style:font-size-complex="11pt" style:font-style-complex="normal"/>
    </style:style>
    <style:style style:name="P32" style:family="paragraph" style:parent-style-name="Standard">
      <loext:graphic-properties draw:fill="none"/>
      <style:paragraph-properties fo:margin-left="0cm" fo:margin-right="1.588cm" fo:margin-top="0.212cm" fo:margin-bottom="0cm" loext:contextual-spacing="false" fo:line-height="100%" fo:text-align="justify" style:justify-single-word="false" fo:orphans="2" fo:widows="2" fo:text-indent="0cm" style:auto-text-indent="false"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33" style:family="paragraph" style:parent-style-name="Default" style:master-page-name="">
      <loext:graphic-properties draw:fill="none"/>
      <style:paragraph-properties fo:margin-left="0.635cm" fo:margin-right="0cm" fo:margin-top="0.28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34" style:family="paragraph" style:parent-style-name="Default">
      <loext:graphic-properties draw:fill="none"/>
      <style:paragraph-properties fo:margin-left="0.635cm" fo:margin-right="2.54cm" fo:margin-top="0.282cm" fo:margin-bottom="0cm" loext:contextual-spacing="false" fo:line-height="100%" fo:text-align="justify" style:justify-single-word="false" fo:orphans="2" fo:widows="2" fo:text-indent="0cm" style:auto-text-indent="false"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rsid="0024843b" officeooo:paragraph-rsid="0024843b" style:font-size-asian="11pt" style:font-style-asian="normal" style:font-size-complex="11pt" style:font-style-complex="normal"/>
    </style:style>
    <style:style style:name="P35" style:family="paragraph" style:parent-style-name="Default" style:list-style-name="L14">
      <style:paragraph-properties fo:margin-top="0.245cm" fo:margin-bottom="0cm" loext:contextual-spacing="false" fo:line-height="100%" fo:text-align="justify"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style:font-size-asian="11pt" style:font-style-asian="normal" style:font-size-complex="11pt" style:font-style-complex="normal"/>
    </style:style>
    <style:style style:name="P36" style:family="paragraph" style:parent-style-name="Default" style:list-style-name="L14">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style:font-size-asian="11pt" style:font-style-asian="normal" style:font-size-complex="11pt" style:font-style-complex="normal"/>
    </style:style>
    <style:style style:name="P37" style:family="paragraph" style:parent-style-name="Default">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rsid="0026e2a4" officeooo:paragraph-rsid="0026e2a4" style:font-size-asian="11pt" style:font-style-asian="normal" style:font-size-complex="11pt" style:font-style-complex="normal"/>
    </style:style>
    <style:style style:name="P38" style:family="paragraph" style:parent-style-name="Default" style:master-page-name="">
      <loext:graphic-properties draw:fill="none"/>
      <style:paragraph-properties fo:margin-left="0.635cm" fo:margin-right="2.379cm" fo:margin-top="0.28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39" style:family="paragraph" style:parent-style-name="Default_7e_LT_7e_Gliederung_20_1" style:list-style-name="L4">
      <loext:graphic-properties draw:fill="none"/>
      <style:paragraph-properties fo:text-align="justify" style:justify-single-word="false" fo:background-color="transparent">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2888d" style:font-size-asian="11pt" style:font-style-asian="normal" style:font-size-complex="11pt" style:font-style-complex="normal"/>
    </style:style>
    <style:style style:name="P40" style:family="paragraph" style:parent-style-name="Default_7e_LT_7e_Gliederung_20_1" style:master-page-name="">
      <loext:graphic-properties draw:fill="none"/>
      <style:paragraph-properties fo:margin-left="0.635cm" fo:margin-right="0cm" fo:margin-top="0.28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rsid="0022888d" officeooo:paragraph-rsid="0022888d" style:font-size-asian="11pt" style:font-style-asian="normal" style:font-size-complex="11pt" style:font-style-complex="normal"/>
    </style:style>
    <style:style style:name="P41" style:family="paragraph" style:parent-style-name="Default_7e_LT_7e_Gliederung_20_1" style:list-style-name="L6">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42" style:family="paragraph" style:parent-style-name="Default_7e_LT_7e_Gliederung_20_1" style:list-style-name="L7">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43" style:family="paragraph" style:parent-style-name="Default_7e_LT_7e_Gliederung_20_1" style:list-style-name="L8">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44" style:family="paragraph" style:parent-style-name="Default_7e_LT_7e_Gliederung_20_1" style:list-style-name="L10">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59144" style:font-size-asian="11pt" style:font-style-asian="normal" style:font-size-complex="11pt" style:font-style-complex="normal"/>
    </style:style>
    <style:style style:name="P45" style:family="paragraph" style:parent-style-name="Default_7e_LT_7e_Gliederung_20_1" style:list-style-name="L12">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46" style:family="paragraph" style:parent-style-name="Default_7e_LT_7e_Gliederung_20_1" style:list-style-name="L12">
      <style:paragraph-properties fo:margin-top="0.282cm" fo:margin-bottom="0cm" loext:contextual-spacing="false" fo:line-height="100%" fo:text-align="justify"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style:font-size-asian="11pt" style:font-style-asian="normal" style:font-size-complex="11pt" style:font-style-complex="normal"/>
    </style:style>
    <style:style style:name="P47" style:family="paragraph" style:parent-style-name="Default_7e_LT_7e_Gliederung_20_1" style:list-style-name="L5">
      <loext:graphic-properties draw:fill="none"/>
      <style:paragraph-properties fo:margin-left="1.905cm" fo:margin-right="2.54cm" fo:margin-top="0.282cm" fo:margin-bottom="0cm" loext:contextual-spacing="false" fo:line-height="100%" fo:text-align="justify" style:justify-single-word="false" fo:orphans="2" fo:widows="2" fo:text-indent="-0.635cm" style:auto-text-indent="false"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2888d" style:font-size-asian="11pt" style:font-style-asian="normal" style:font-size-complex="11pt" style:font-style-complex="normal"/>
    </style:style>
    <style:style style:name="P48" style:family="paragraph" style:parent-style-name="Default_7e_LT_7e_Gliederung_20_1">
      <loext:graphic-properties draw:fill="none"/>
      <style:paragraph-properties fo:margin-left="1.905cm" fo:margin-right="2.54cm" fo:margin-top="0.282cm" fo:margin-bottom="0cm" loext:contextual-spacing="false" fo:line-height="100%" fo:text-align="justify" style:justify-single-word="false" fo:orphans="2" fo:widows="2" fo:text-indent="-0.635cm" style:auto-text-indent="false"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2888d" style:font-size-asian="11pt" style:font-style-asian="normal" style:font-size-complex="11pt" style:font-style-complex="normal"/>
    </style:style>
    <style:style style:name="P49" style:family="paragraph" style:parent-style-name="Default_7e_LT_7e_Gliederung_20_1" style:list-style-name="L5" style:master-page-name="">
      <loext:graphic-properties draw:fill="none"/>
      <style:paragraph-properties fo:margin-left="1.905cm" fo:margin-right="2.54cm" fo:margin-top="0.28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2888d" style:font-size-asian="11pt" style:font-style-asian="normal" style:font-size-complex="11pt" style:font-style-complex="normal"/>
    </style:style>
    <style:style style:name="P50" style:family="paragraph" style:parent-style-name="Default_7e_LT_7e_Gliederung_20_1" style:list-style-name="L7" style:master-page-name="">
      <loext:graphic-properties draw:fill="none"/>
      <style:paragraph-properties fo:margin-left="1.905cm" fo:margin-right="2.54cm" fo:margin-top="0.28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51" style:family="paragraph" style:parent-style-name="Default_7e_LT_7e_Gliederung_20_1" style:master-page-name="">
      <loext:graphic-properties draw:fill="none"/>
      <style:paragraph-properties fo:margin-left="0.635cm" fo:margin-right="2.54cm" fo:margin-top="0.28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rsid="0024843b" officeooo:paragraph-rsid="0024843b" style:font-size-asian="11pt" style:font-style-asian="normal" style:font-size-complex="11pt" style:font-style-complex="normal"/>
    </style:style>
    <style:style style:name="P52" style:family="paragraph" style:parent-style-name="Default_7e_LT_7e_Gliederung_20_1" style:list-style-name="L15">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6e2a4" style:font-size-asian="11pt" style:font-style-asian="normal" style:font-size-complex="11pt" style:font-style-complex="normal"/>
    </style:style>
    <style:style style:name="P53" style:family="paragraph" style:parent-style-name="Default_7e_LT_7e_Gliederung_20_1" style:list-style-name="L16">
      <loext:graphic-properties draw:fill="none"/>
      <style:paragraph-properties fo:margin-top="0.212cm" fo:margin-bottom="0cm" loext:contextual-spacing="false" fo:line-height="100%" fo:text-align="justify" style:justify-single-word="false" fo:orphans="2" fo:widows="2"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8285c" style:font-size-asian="11pt" style:font-style-asian="normal" style:font-size-complex="11pt" style:font-style-complex="normal"/>
    </style:style>
    <style:style style:name="P54" style:family="paragraph" style:parent-style-name="Default_7e_LT_7e_Gliederung_20_1" style:list-style-name="L17">
      <loext:graphic-properties draw:fill="none"/>
      <style:paragraph-properties fo:margin-top="0.212cm" fo:margin-bottom="0cm" loext:contextual-spacing="false" fo:line-height="100%" fo:text-align="justify" style:justify-single-word="false" fo:orphans="2" fo:widows="2"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55" style:family="paragraph" style:parent-style-name="Default_7e_LT_7e_Gliederung_20_1" style:list-style-name="L22">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1pt" officeooo:paragraph-rsid="002894ef" style:font-size-asian="11pt" style:font-size-complex="11pt"/>
    </style:style>
    <style:style style:name="P56" style:family="paragraph" style:parent-style-name="Default_7e_LT_7e_Gliederung_20_1" style:master-page-name="">
      <loext:graphic-properties draw:fill="none"/>
      <style:paragraph-properties fo:margin-left="0cm" fo:margin-right="1.427cm" fo:margin-top="0.21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rsid="0028285c" officeooo:paragraph-rsid="0028285c" style:font-size-asian="11pt" style:font-style-asian="normal" style:font-size-complex="11pt" style:font-style-complex="normal"/>
    </style:style>
    <style:style style:name="P57" style:family="paragraph" style:parent-style-name="Default_7e_LT_7e_Gliederung_20_1">
      <loext:graphic-properties draw:fill="none"/>
      <style:paragraph-properties fo:margin-left="1.27cm" fo:margin-right="1.588cm" fo:margin-top="0.212cm" fo:margin-bottom="0cm" loext:contextual-spacing="false" fo:line-height="100%" fo:text-align="justify" style:justify-single-word="false" fo:orphans="2" fo:widows="2" fo:text-indent="-0.635cm" style:auto-text-indent="false"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58" style:family="paragraph" style:parent-style-name="Default_7e_LT_7e_Gliederung_20_1" style:list-style-name="L16" style:master-page-name="">
      <loext:graphic-properties draw:fill="none"/>
      <style:paragraph-properties fo:margin-left="1.27cm" fo:margin-right="1.588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8285c" style:font-size-asian="11pt" style:font-style-asian="normal" style:font-size-complex="11pt" style:font-style-complex="normal"/>
    </style:style>
    <style:style style:name="P59" style:family="paragraph" style:parent-style-name="Default_7e_LT_7e_Gliederung_20_1" style:list-style-name="L15" style:master-page-name="">
      <loext:graphic-properties draw:fill="none"/>
      <style:paragraph-properties fo:margin-left="1.27cm" fo:margin-right="2.223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6e2a4" style:font-size-asian="11pt" style:font-style-asian="normal" style:font-size-complex="11pt" style:font-style-complex="normal"/>
    </style:style>
    <style:style style:name="P60" style:family="paragraph" style:parent-style-name="Default_7e_LT_7e_Gliederung_20_1" style:list-style-name="L15" style:master-page-name="">
      <loext:graphic-properties draw:fill="none"/>
      <style:paragraph-properties fo:margin-left="1.27cm" fo:margin-right="2.062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6e2a4" style:font-size-asian="11pt" style:font-style-asian="normal" style:font-size-complex="11pt" style:font-style-complex="normal"/>
    </style:style>
    <style:style style:name="P61" style:family="paragraph" style:parent-style-name="Default_7e_LT_7e_Gliederung_20_1" style:list-style-name="L16" style:master-page-name="">
      <loext:graphic-properties draw:fill="none"/>
      <style:paragraph-properties fo:margin-left="1.27cm" fo:margin-right="2.062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8285c" style:font-size-asian="11pt" style:font-style-asian="normal" style:font-size-complex="11pt" style:font-style-complex="normal"/>
    </style:style>
    <style:style style:name="P62" style:family="paragraph" style:parent-style-name="Default_7e_LT_7e_Gliederung_20_1" style:list-style-name="L17" style:master-page-name="">
      <loext:graphic-properties draw:fill="none"/>
      <style:paragraph-properties fo:margin-left="1.27cm" fo:margin-right="2.379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63" style:family="paragraph" style:parent-style-name="Default_7e_LT_7e_Gliederung_20_2">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roman" fo:font-size="11pt" fo:font-style="normal" style:font-size-asian="11pt" style:font-style-asian="normal" style:font-size-complex="11pt" style:font-style-complex="normal"/>
    </style:style>
    <style:style style:name="P64" style:family="paragraph" style:parent-style-name="Default_7e_LT_7e_Gliederung_20_2" style:list-style-name="L20">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1pt" officeooo:paragraph-rsid="0028285c" style:font-size-asian="11pt" style:font-size-complex="11pt"/>
    </style:style>
    <style:style style:name="P65" style:family="paragraph" style:parent-style-name="Default_7e_LT_7e_Gliederung_20_2" style:list-style-name="L20">
      <style:paragraph-properties fo:margin-top="0.245cm" fo:margin-bottom="0cm" loext:contextual-spacing="false" fo:line-height="100%" fo:text-align="justify"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11pt" style:font-size-asian="11pt" style:font-size-complex="11pt"/>
    </style:style>
    <style:style style:name="P66" style:family="paragraph" style:parent-style-name="Default_7e_LT_7e_Gliederung_20_2" style:list-style-name="L20">
      <style:paragraph-properties fo:margin-top="0.245cm" fo:margin-bottom="0cm" loext:contextual-spacing="false" fo:line-height="100%" fo:text-align="justify"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11pt" officeooo:paragraph-rsid="002894ef" style:font-size-asian="11pt" style:font-size-complex="11pt"/>
    </style:style>
    <style:style style:name="P67" style:family="paragraph" style:parent-style-name="Default_7e_LT_7e_Titel" style:master-page-name="">
      <loext:graphic-properties draw:fill="none"/>
      <style:paragraph-properties fo:margin-left="0cm" fo:margin-right="0cm" fo:margin-top="0.282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68" style:family="paragraph" style:parent-style-name="Default_7e_LT_7e_Titel">
      <style:paragraph-properties fo:margin-left="0cm" fo:margin-right="0cm" fo:margin-top="0.245cm" fo:margin-bottom="0cm" loext:contextual-spacing="false" fo:line-height="100%" fo:text-align="justify"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style:font-size-asian="11pt" style:font-style-asian="normal" style:font-size-complex="11pt" style:font-style-complex="normal"/>
    </style:style>
    <style:style style:name="P69" style:family="paragraph" style:parent-style-name="Default_7e_LT_7e_Titel">
      <loext:graphic-properties draw:fill="none"/>
      <style:paragraph-properties fo:margin-left="0.635cm" fo:margin-right="0cm" fo:margin-top="0.282cm" fo:margin-bottom="0cm" loext:contextual-spacing="false" fo:line-height="100%" fo:text-align="justify" style:justify-single-word="false" fo:orphans="2" fo:widows="2" fo:text-indent="0cm" style:auto-text-indent="false"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70" style:family="paragraph" style:parent-style-name="Default_7e_LT_7e_Titel" style:list-style-name="L9">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71" style:family="paragraph" style:parent-style-name="Default_7e_LT_7e_Titel">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59144" style:font-size-asian="11pt" style:font-style-asian="normal" style:font-size-complex="11pt" style:font-style-complex="normal"/>
    </style:style>
    <style:style style:name="P72" style:family="paragraph" style:parent-style-name="Default_7e_LT_7e_Titel">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P73" style:family="paragraph" style:parent-style-name="Default_7e_LT_7e_Titel" style:list-style-name="L11">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59144" style:font-size-asian="11pt" style:font-style-asian="normal" style:font-size-complex="11pt" style:font-style-complex="normal"/>
    </style:style>
    <style:style style:name="P74" style:family="paragraph" style:parent-style-name="Default_7e_LT_7e_Titel" style:list-style-name="L13">
      <loext:graphic-properties draw:fill="none"/>
      <style:paragraph-properties fo:margin-top="0.282cm" fo:margin-bottom="0cm" loext:contextual-spacing="false" fo:line-height="100%" fo:text-align="justify" style:justify-single-word="false" fo:orphans="2" fo:widows="2"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officeooo:paragraph-rsid="0026e2a4" style:font-size-asian="11pt" style:font-style-asian="normal" style:font-size-complex="11pt" style:font-style-complex="normal"/>
    </style:style>
    <style:style style:name="P75" style:family="paragraph" style:parent-style-name="Default_7e_LT_7e_Titel" style:list-style-name="L13">
      <style:paragraph-properties fo:margin-top="0.282cm" fo:margin-bottom="0cm" loext:contextual-spacing="false" fo:line-height="100%" fo:text-align="justify"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officeooo:paragraph-rsid="00259144" style:font-size-asian="11pt" style:font-style-asian="normal" style:font-size-complex="11pt" style:font-style-complex="normal"/>
    </style:style>
    <style:style style:name="P76" style:family="paragraph" style:parent-style-name="Default_7e_LT_7e_Titel" style:list-style-name="L13">
      <style:paragraph-properties fo:margin-top="0.282cm" fo:margin-bottom="0cm" loext:contextual-spacing="false" fo:line-height="100%" fo:text-align="justify"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officeooo:paragraph-rsid="0026e2a4" style:font-size-asian="11pt" style:font-style-asian="normal" style:font-size-complex="11pt" style:font-style-complex="normal"/>
    </style:style>
    <style:style style:name="P77" style:family="paragraph" style:parent-style-name="Default_7e_LT_7e_Titel">
      <style:paragraph-properties fo:margin-top="0.282cm" fo:margin-bottom="0cm" loext:contextual-spacing="false" fo:line-height="100%" fo:text-align="justify"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tyle="normal" officeooo:paragraph-rsid="00259144" style:font-style-asian="normal" style:font-style-complex="normal"/>
    </style:style>
    <style:style style:name="P78" style:family="paragraph" style:parent-style-name="Default_7e_LT_7e_Titel" style:list-style-name="L13" style:master-page-name="">
      <loext:graphic-properties draw:fill="none"/>
      <style:paragraph-properties fo:margin-top="0.282cm" fo:margin-bottom="0cm" loext:contextual-spacing="false" fo:line-height="100%" fo:text-align="justify" style:justify-single-word="false" fo:orphans="2" fo:widows="2" style:page-number="auto"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ize="11pt" fo:font-style="normal" officeooo:paragraph-rsid="0026e2a4" style:font-size-asian="11pt" style:font-style-asian="normal" style:font-size-complex="11pt" style:font-style-complex="normal"/>
    </style:style>
    <style:style style:name="P79" style:family="paragraph" style:parent-style-name="Default_7e_LT_7e_Titel" style:list-style-name="L13" style:master-page-name="">
      <loext:graphic-properties draw:fill="none"/>
      <style:paragraph-properties fo:margin-left="0cm" fo:margin-right="0cm" fo:margin-top="0.28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roman" fo:font-style="normal" officeooo:paragraph-rsid="0026e2a4" style:font-style-asian="normal" style:font-style-complex="normal"/>
    </style:style>
    <style:style style:name="P80" style:family="paragraph" style:parent-style-name="Default_7e_LT_7e_Titel" style:list-style-name="L21">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1pt" officeooo:paragraph-rsid="002894ef" style:font-size-asian="11pt" style:font-size-complex="11pt"/>
    </style:style>
    <style:style style:name="P81" style:family="paragraph" style:parent-style-name="Default_7e_LT_7e_Titel" style:list-style-name="L19">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1pt" fo:font-style="normal" fo:font-weight="normal" officeooo:paragraph-rsid="0028285c" style:font-size-asian="11pt" style:font-style-asian="normal" style:font-weight-asian="normal" style:font-size-complex="11pt" style:font-style-complex="normal" style:font-weight-complex="normal"/>
    </style:style>
    <style:style style:name="P82" style:family="paragraph" style:parent-style-name="Default_7e_LT_7e_Titel" style:list-style-name="L19">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1pt" fo:font-style="normal" officeooo:paragraph-rsid="0028285c" style:font-size-asian="11pt" style:font-style-asian="normal" style:font-size-complex="11pt" style:font-style-complex="normal"/>
    </style:style>
    <style:style style:name="P83" style:family="paragraph" style:parent-style-name="Default_7e_LT_7e_Titel" style:list-style-name="L18">
      <loext:graphic-properties draw:fill="none"/>
      <style:paragraph-properties fo:margin-top="0.212cm" fo:margin-bottom="0cm" loext:contextual-spacing="false" fo:line-height="100%" fo:text-align="justify" style:justify-single-word="false" fo:orphans="2" fo:widows="2"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paragraph-rsid="0028285c" style:font-size-asian="11pt" style:font-style-asian="normal" style:font-size-complex="11pt" style:font-style-complex="normal"/>
    </style:style>
    <style:style style:name="P84" style:family="paragraph" style:parent-style-name="Default_7e_LT_7e_Titel">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rsid="0028285c" officeooo:paragraph-rsid="0028285c" style:font-size-asian="11pt" style:font-style-asian="normal" style:font-size-complex="11pt" style:font-style-complex="normal"/>
    </style:style>
    <style:style style:name="P85" style:family="paragraph" style:parent-style-name="Default_7e_LT_7e_Titel">
      <style:paragraph-properties fo:margin-top="0.212cm" fo:margin-bottom="0cm" loext:contextual-spacing="false" fo:line-height="100%" fo:text-align="justify"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officeooo:rsid="0028285c" officeooo:paragraph-rsid="002894ef" style:font-size-asian="11pt" style:font-style-asian="normal" style:font-size-complex="11pt" style:font-style-complex="normal"/>
    </style:style>
    <style:style style:name="P86" style:family="paragraph" style:parent-style-name="Default_7e_LT_7e_Titel">
      <loext:graphic-properties draw:fill="none"/>
      <style:paragraph-properties fo:margin-top="0.212cm" fo:margin-bottom="0cm" loext:contextual-spacing="false" fo:line-height="100%" fo:text-align="justify" style:justify-single-word="false" fo:orphans="2" fo:widows="2"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87" style:family="paragraph" style:parent-style-name="Default_7e_LT_7e_Titel">
      <loext:graphic-properties draw:fill="none"/>
      <style:paragraph-properties fo:margin-left="0cm" fo:margin-right="1.588cm" fo:margin-top="0.212cm" fo:margin-bottom="0cm" loext:contextual-spacing="false" fo:line-height="100%" fo:text-align="justify" style:justify-single-word="false" fo:orphans="2" fo:widows="2" fo:text-indent="0cm" style:auto-text-indent="false" fo:background-color="transparen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roman" fo:font-size="11pt" fo:font-style="normal" fo:font-weight="normal" officeooo:paragraph-rsid="0028285c" style:font-size-asian="11pt" style:font-style-asian="normal" style:font-weight-asian="normal" style:font-size-complex="11pt" style:font-style-complex="normal" style:font-weight-complex="normal"/>
    </style:style>
    <style:style style:name="P88" style:family="paragraph" style:parent-style-name="Default_7e_LT_7e_Titel" style:list-style-name="L21" style:master-page-name="">
      <loext:graphic-properties draw:fill="none"/>
      <style:paragraph-properties fo:margin-left="1.27cm" fo:margin-right="2.54cm" fo:margin-top="0.21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2.54cm"/>
          <style:tab-stop style:position="5.08cm"/>
          <style:tab-stop style:position="7.62cm"/>
          <style:tab-stop style:position="10.16cm"/>
          <style:tab-stop style:position="12.7cm"/>
          <style:tab-stop style:position="15.24cm"/>
          <style:tab-stop style:position="16.14cm"/>
          <style:tab-stop style:position="17.78cm"/>
          <style:tab-stop style:position="20.32cm"/>
          <style:tab-stop style:position="22.86cm"/>
          <style:tab-stop style:position="25.4cm"/>
          <style:tab-stop style:position="27.94cm"/>
        </style:tab-stops>
      </style:paragraph-properties>
      <style:text-properties fo:font-size="11pt" officeooo:paragraph-rsid="002894ef" style:font-size-asian="11pt" style:font-size-complex="11pt"/>
    </style:style>
    <style:style style:name="P89" style:family="paragraph" style:parent-style-name="Default_7e_LT_7e_Titel" style:list-style-name="L9" style:master-page-name="">
      <loext:graphic-properties draw:fill="none"/>
      <style:paragraph-properties fo:margin-left="1.905cm" fo:margin-right="2.54cm" fo:margin-top="0.282cm" fo:margin-bottom="0cm" loext:contextual-spacing="false" fo:line-height="100%" fo:text-align="justify" style:justify-single-word="false" fo:orphans="2" fo:widows="2" fo:text-indent="-0.635cm" style:auto-text-indent="false" style:page-number="auto" fo:background-color="transparent" style:writing-mode="lr-tb">
        <style:tab-stops>
          <style:tab-stop style:position="12.435cm"/>
          <style:tab-stop style:position="12.832cm"/>
          <style:tab-stop style:position="18.256cm"/>
          <style:tab-stop style:position="19.052cm"/>
          <style:tab-stop style:position="20.135cm"/>
          <style:tab-stop style:position="20.77cm"/>
          <style:tab-stop style:position="20.796cm"/>
          <style:tab-stop style:position="20.955cm"/>
        </style:tab-stops>
      </style:paragraph-properties>
      <style:text-properties style:font-name="roman" fo:font-size="11pt" fo:font-style="normal" officeooo:paragraph-rsid="0024843b" style:font-size-asian="11pt" style:font-style-asian="normal" style:font-size-complex="11pt" style:font-style-complex="normal"/>
    </style:style>
    <style:style style:name="T1" style:family="text">
      <style:text-properties officeooo:rsid="001ba488"/>
    </style:style>
    <style:style style:name="T2" style:family="text">
      <style:text-properties officeooo:rsid="001c9c64"/>
    </style:style>
    <style:style style:name="T3" style:family="text">
      <style:text-properties style:font-name="roman"/>
    </style:style>
    <style:style style:name="T4" style:family="text">
      <style:text-properties style:font-name="roman" fo:font-size="11pt" style:font-size-asian="11pt" style:font-size-complex="11pt"/>
    </style:style>
    <style:style style:name="T5" style:family="text">
      <style:text-properties style:font-name="roman" fo:font-size="11pt" officeooo:rsid="00259144" style:font-size-asian="11pt" style:font-size-complex="11pt"/>
    </style:style>
    <style:style style:name="T6" style:family="text">
      <style:text-properties style:font-name="roman" fo:font-size="11pt" officeooo:rsid="0028285c" style:font-size-asian="11pt" style:font-size-complex="11pt"/>
    </style:style>
    <style:style style:name="T7" style:family="text">
      <style:text-properties style:font-name="roman" fo:font-size="11pt" fo:font-style="normal" style:font-size-asian="11pt" style:font-style-asian="normal" style:font-size-complex="11pt" style:font-style-complex="normal"/>
    </style:style>
    <style:style style:name="T8" style:family="text">
      <style:text-properties style:font-name="roman" fo:font-size="11pt" fo:font-style="normal" officeooo:rsid="0028285c" style:font-size-asian="11pt" style:font-style-asian="normal" style:font-size-complex="11pt" style:font-style-complex="normal"/>
    </style:style>
    <style:style style:name="T9" style:family="text">
      <style:text-properties style:font-name="roman" fo:font-size="11pt" fo:font-style="normal" style:text-underline-style="none" fo:font-weight="normal" officeooo:rsid="001e88e2" style:font-size-asian="11pt" style:font-style-asian="normal" style:font-weight-asian="normal" style:font-size-complex="11pt" style:font-style-complex="normal" style:font-weight-complex="normal"/>
    </style:style>
    <style:style style:name="T10" style:family="text">
      <style:text-properties style:font-name="roman" fo:font-size="11pt" fo:font-style="normal" style:text-underline-style="none" fo:font-weight="normal" officeooo:rsid="0021e2b6" style:font-size-asian="11pt" style:font-style-asian="normal" style:font-weight-asian="normal" style:font-size-complex="11pt" style:font-style-complex="normal" style:font-weight-complex="normal"/>
    </style:style>
    <style:style style:name="T11" style:family="text">
      <style:text-properties style:font-name="roman" fo:font-size="11pt" fo:font-style="italic" style:font-size-asian="11pt" style:font-style-asian="italic" style:font-size-complex="11pt"/>
    </style:style>
    <style:style style:name="T12" style:family="text">
      <style:text-properties style:font-name="roman" fo:font-weight="normal" style:font-weight-asian="normal" style:font-weight-complex="normal"/>
    </style:style>
    <style:style style:name="T13" style:family="text">
      <style:text-properties style:font-name="roman" officeooo:rsid="00259144"/>
    </style:style>
    <style:style style:name="T14" style:family="text">
      <style:text-properties style:font-name="roman" officeooo:rsid="0028285c"/>
    </style:style>
    <style:style style:name="T15" style:family="text">
      <style:text-properties style:font-name="roman" fo:font-style="normal" fo:font-weight="normal" style:font-style-asian="normal" style:font-weight-asian="normal" style:font-style-complex="normal" style:font-weight-complex="normal"/>
    </style:style>
    <style:style style:name="T16" style:family="text">
      <style:text-properties style:font-name="roman" fo:font-style="normal" style:font-style-asian="normal" style:font-style-complex="normal"/>
    </style:style>
    <style:style style:name="T17" style:family="text">
      <style:text-properties style:font-name="roman" fo:font-style="normal" officeooo:rsid="0028285c" style:font-style-asian="normal" style:font-style-complex="normal"/>
    </style:style>
    <style:style style:name="T18" style:family="text">
      <style:text-properties officeooo:rsid="0022350c"/>
    </style:style>
    <style:style style:name="T19" style:family="text">
      <style:text-properties officeooo:rsid="0022888d"/>
    </style:style>
    <style:style style:name="T20" style:family="text">
      <style:text-properties fo:font-size="11pt" style:font-size-asian="11pt" style:font-size-complex="11pt"/>
    </style:style>
    <style:style style:name="T21" style:family="text">
      <style:text-properties fo:font-size="11pt" officeooo:rsid="00259144" style:font-size-asian="11pt" style:font-size-complex="11pt"/>
    </style:style>
    <style:style style:name="T22" style:family="text">
      <style:text-properties fo:font-size="11pt" style:text-underline-style="none" fo:font-weight="normal" style:font-size-asian="11pt" style:font-weight-asian="normal" style:font-size-complex="11pt" style:font-weight-complex="normal"/>
    </style:style>
    <style:style style:name="T23" style:family="text">
      <style:text-properties fo:font-size="11pt" style:text-underline-style="none" fo:font-weight="normal" officeooo:rsid="0011a55b" style:font-size-asian="11pt" style:font-weight-asian="normal" style:font-size-complex="11pt" style:font-weight-complex="normal"/>
    </style:style>
    <style:style style:name="T24" style:family="text">
      <style:text-properties fo:font-size="11pt" style:text-underline-style="none" fo:font-weight="normal" officeooo:rsid="000f71a4" style:font-size-asian="11pt" style:font-weight-asian="normal" style:font-size-complex="11pt" style:font-weight-complex="normal"/>
    </style:style>
    <style:style style:name="T25" style:family="text">
      <style:text-properties fo:font-size="11pt" style:text-underline-style="none" fo:font-weight="normal" officeooo:rsid="00128afd" style:font-size-asian="11pt" style:font-weight-asian="normal" style:font-size-complex="11pt" style:font-weight-complex="normal"/>
    </style:style>
    <style:style style:name="T26" style:family="text">
      <style:text-properties fo:font-size="11pt" style:text-underline-style="none" fo:font-weight="normal" officeooo:rsid="001518dd" style:font-size-asian="11pt" style:font-weight-asian="normal" style:font-size-complex="11pt" style:font-weight-complex="normal"/>
    </style:style>
    <style:style style:name="T27" style:family="text">
      <style:text-properties fo:font-size="11pt" style:text-underline-style="none" fo:font-weight="normal" officeooo:rsid="001003ae" style:font-size-asian="11pt" style:font-weight-asian="normal" style:font-size-complex="11pt" style:font-weight-complex="normal"/>
    </style:style>
    <style:style style:name="T28" style:family="text">
      <style:text-properties fo:font-size="11pt" style:text-underline-style="none" fo:font-weight="normal" officeooo:rsid="0019be58" style:font-size-asian="11pt" style:font-weight-asian="normal" style:font-size-complex="11pt" style:font-weight-complex="normal"/>
    </style:style>
    <style:style style:name="T29" style:family="text">
      <style:text-properties fo:font-size="11pt" style:text-underline-style="none" fo:font-weight="normal" officeooo:rsid="001c9c64" style:font-size-asian="11pt" style:font-weight-asian="normal" style:font-size-complex="11pt" style:font-weight-complex="normal"/>
    </style:style>
    <style:style style:name="T30" style:family="text">
      <style:text-properties fo:font-size="11pt" style:text-underline-style="none" fo:font-weight="normal" officeooo:rsid="001e88e2" style:font-size-asian="11pt" style:font-weight-asian="normal" style:font-size-complex="11pt" style:font-weight-complex="normal"/>
    </style:style>
    <style:style style:name="T31" style:family="text">
      <style:text-properties fo:font-size="11pt" style:text-underline-style="none" fo:font-weight="normal" officeooo:rsid="0021e2b6" style:font-size-asian="11pt" style:font-weight-asian="normal" style:font-size-complex="11pt" style:font-weight-complex="normal"/>
    </style:style>
    <style:style style:name="T32" style:family="text">
      <style:text-properties fo:font-size="11pt" style:text-underline-style="none" fo:font-weight="normal" officeooo:rsid="0022888d" style:font-size-asian="11pt" style:font-weight-asian="normal" style:font-size-complex="11pt" style:font-weight-complex="normal"/>
    </style:style>
    <style:style style:name="T33" style:family="text">
      <style:text-properties fo:font-size="11pt" style:text-underline-style="none" style:font-size-asian="11pt" style:font-size-complex="11pt"/>
    </style:style>
    <style:style style:name="T34" style:family="text">
      <style:text-properties fo:font-size="11pt" style:text-underline-style="none" officeooo:rsid="000f71a4" style:font-size-asian="11pt" style:font-size-complex="11pt"/>
    </style:style>
    <style:style style:name="T35" style:family="text">
      <style:text-properties fo:font-size="11pt" style:text-underline-style="none" officeooo:rsid="001ba488" style:font-size-asian="11pt" style:font-size-complex="11pt"/>
    </style:style>
    <style:style style:name="T36" style:family="text">
      <style:text-properties fo:font-size="11pt" fo:font-weight="normal" style:font-size-asian="11pt" style:font-weight-asian="normal" style:font-size-complex="11pt"/>
    </style:style>
    <style:style style:name="T37" style:family="text">
      <style:text-properties style:font-name="Times New Roman"/>
    </style:style>
    <style:style style:name="T38" style:family="text">
      <style:text-properties style:font-name="Times New Roman" fo:font-size="24pt" style:font-size-asian="24pt"/>
    </style:style>
    <style:style style:name="T39" style:family="text">
      <style:text-properties style:font-name="Times New Roman" fo:font-size="24pt" fo:font-style="italic" style:font-size-asian="24pt" style:font-style-asian="italic"/>
    </style:style>
    <style:style style:name="T40" style:family="text">
      <style:text-properties style:font-name="Times New Roman" fo:font-size="26pt" style:font-size-asian="26pt"/>
    </style:style>
    <style:style style:name="T41" style:family="text">
      <style:text-properties fo:font-weight="normal" style:font-weight-asian="normal"/>
    </style:style>
    <style:style style:name="T42" style:family="text">
      <style:text-properties fo:font-weight="normal" style:font-weight-asian="normal" style:font-weight-complex="normal"/>
    </style:style>
    <style:style style:name="T43" style:family="text">
      <style:text-properties style:text-underline-style="none" fo:font-weight="normal" officeooo:rsid="0022888d" style:font-weight-asian="normal" style:font-weight-complex="normal"/>
    </style:style>
    <style:style style:name="T44" style:family="text">
      <style:text-properties officeooo:rsid="0024843b"/>
    </style:style>
    <style:style style:name="T45" style:family="text">
      <style:text-properties fo:font-style="italic" style:font-style-asian="italic"/>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259144"/>
    </style:style>
    <style:style style:name="T48" style:family="text">
      <style:text-properties officeooo:rsid="0026e2a4"/>
    </style:style>
    <style:style style:name="T49" style:family="text">
      <style:text-properties fo:font-size="24pt" style:font-size-asian="24pt"/>
    </style:style>
    <style:style style:name="T50" style:family="text">
      <style:text-properties fo:font-size="24pt" fo:font-style="italic" style:font-size-asian="24pt" style:font-style-asian="italic"/>
    </style:style>
    <style:style style:name="T51" style:family="text">
      <style:text-properties style:text-underline-style="solid" style:text-underline-width="auto" style:text-underline-color="font-color"/>
    </style:style>
    <style:style style:name="T52" style:family="text">
      <style:text-properties officeooo:rsid="0028285c"/>
    </style:style>
    <style:style style:name="T53" style:family="text">
      <style:text-properties fo:font-size="26pt" style:font-size-asian="2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coDBMS: Scaling down Database Techniques for the Smartcard</text:p>
      <text:p text:style-name="P8"/>
      <text:p text:style-name="P12"/>
      <text:p text:style-name="P13">OBSERVATION ABOUT EXISTING PROBLEM</text:p>
      <text:p text:style-name="P12"/>
      <text:p text:style-name="P20"><text:span text:style-name="T23">Smartcards are the most secure portable computing device today. </text:span><text:span text:style-name="T24">As smartcards get more </text:span><text:span text:style-name="T23">and more </text:span><text:span text:style-name="T24">powerful (with 32 bit CPU and more than 1 MB of stable memory </text:span><text:span text:style-name="T23">storage</text:span><text:span text:style-name="T24">), </text:span><text:span text:style-name="T23">versatile and </text:span><text:span text:style-name="T24">multi-application</text:span><text:span text:style-name="T23">s,</text:span><text:span text:style-name="T24"> the need for database management arises. However, smartcards have severe hardware limitations (very slow write, very little RAM, constrained stable memory, no autonomy, etc.) which make traditional database technology irrelevant. The major problem is scaling down database techniques so they perform well under these limitations. </text:span><text:span text:style-name="T25">smartcards have severe hardware limitations which stem from the obvious constraints of small size (to fit on a flexible plastic card and to increase hardware security) and low cost (to be sold in large volumes). </text:span><text:span text:style-name="T26">Smart Card is used in every sectors these days like health <text:s/>card storing a complete medical folder including the holder’s doctors, blood type, allergies, prescriptions, etc. The volume of data can be</text:span></text:p>
      <text:p text:style-name="P17">important and the queries fairly complex (select, join, aggregate).</text:p>
      <text:p text:style-name="P17">However, smartcards also have severe hardware limitations which stem from the obvious constraints of small size (to fit on a flexible plastic card and to increase hardware security) and low cost (to be sold in large volumes).</text:p>
      <text:p text:style-name="P18">These limitations (tiny RAM, little stable storage, very costly write and lack of autonomy) make traditional database techniques irrelevant.</text:p>
      <text:p text:style-name="P18">With the extreme constraints of the smartcard, the major problem is scaling down database techniques. While there has been much excellent work on scaling up to deal with very large databases, e.g., using parallelism, scaling down has not received much attention by the database research community. However, scaling down in general is getting very important for commodity computing and is quite difficult.</text:p>
      <text:p text:style-name="P15"/>
      <text:p text:style-name="P16"><text:span text:style-name="T34">G</text:span><text:span text:style-name="T33">OAL </text:span><text:span text:style-name="T35">AND KEY CONTRIBUTIONS</text:span></text:p>
      <text:p text:style-name="P14"/>
      <text:p text:style-name="P21"><text:span text:style-name="T24">In this paper, </text:span><text:span text:style-name="T27">I</text:span><text:span text:style-name="T24">n-depth analysis of th</text:span><text:span text:style-name="T27">e above</text:span><text:span text:style-name="T24"> problem </text:span><text:span text:style-name="T27">is given</text:span><text:span text:style-name="T24"> and a PicoDBMS solution </text:span><text:span text:style-name="T27">is explained which is </text:span><text:span text:style-name="T24">based on highly compact data structures and query execution without RAM. </text:span><text:span text:style-name="T28">Paper is showing</text:span><text:span text:style-name="T24"> the effectiveness of our techniques through performance evaluation.</text:span></text:p>
      <text:p text:style-name="P19"><text:span text:style-name="T24">In this paper, the problem of scaling down database techniques and propose the design of what we call a PicoDBMS </text:span><text:span text:style-name="T22">is addressed</text:span><text:span text:style-name="T24">. The design has been made with smartcard applications in mind but its scope extends as well to any ultra-light computer device based on a secured monolithic chip. This paper makes the following contributions:</text:span></text:p>
      <text:list xml:id="list1147580750324557306" text:style-name="L1">
        <text:list-item>
          <text:p text:style-name="P23"><text:span text:style-name="T28">Analyze the requirements for a PicoDBMS based on a typical healthcare application and justify its minimal functionality.</text:span></text:p>
        </text:list-item>
        <text:list-item>
          <text:p text:style-name="P22"><text:span text:style-name="T22">give an in-depth analysis of the problem by considering the smartcard hardware trends and derive design principles for a PicoDBMS.</text:span></text:p>
        </text:list-item>
        <text:list-item>
          <text:p text:style-name="P22"><text:span text:style-name="T22">propose a new pointer-based storage model that integrates data and indices in a unique compact data structure.</text:span></text:p>
        </text:list-item>
        <text:list-item>
          <text:p text:style-name="P22"><text:span text:style-name="T22">propose query execution techniques which handle complex query plans (including joins and aggregates) with no RAM consumption.</text:span></text:p>
        </text:list-item>
        <text:list-item>
          <text:p text:style-name="P22"><text:soft-page-break/><text:span text:style-name="T22">shows the effectiveness of each technique through performance evaluation.</text:span></text:p>
        </text:list-item>
      </text:list>
      <text:p text:style-name="P9"/>
      <text:p text:style-name="P1"><text:span text:style-name="T1">BASIC</text:span> <text:span text:style-name="T1">IDEA</text:span> <text:span text:style-name="T1">OF</text:span> <text:span text:style-name="T1">KEY</text:span> <text:span text:style-name="T1">CONTRIBUTIONS</text:span></text:p>
      <text:p text:style-name="P1"/>
      <text:p text:style-name="P2">There <text:span text:style-name="T18">are</text:span> <text:span text:style-name="T18">many types of smartcard</text:span> <text:span text:style-name="T18">applications</text:span> for example <text:span text:style-name="T18">in </text:span>Money and identification (credit cards, e-purse, SIM for GSM, phone cards), Downloadable databases (list of restaurants, hotels and tourist site<text:span text:style-name="T44">s</text:span>), User environment <text:span text:style-name="T44">(address book)</text:span>,personal folders (personal folders may be of different nature: scholastic, healthcare, car maintenance history, loyalty. They roughly share the same requirements, which we illustrate next with the healthcare example.) etc.</text:p>
      <text:p text:style-name="P2"/>
      <text:p text:style-name="P3">The idea of PicoDBMS is based on healthcare application:- <text:span text:style-name="T2">The health card is very representative of personal folder applications and has strong database requirements. Several countries (France, Germany, USA, Russia, Korea...) are developing healthcare applications on smartcards. The initial idea was to give to each citizen a smartcard containing her identification and insurance data. As smartcard storage capacity increases, the information stored in the card can be extended to the holder’s doctors, emergency data (blood type, allergies, vaccination...), surgical operations, prescriptions, insurance data and even links to heavier data (e.g., X-ray examination, scanner images...) stored on hospital servers. Different users may query, modify and create data in the holder’s folder: the doctors who consult the patient’s past records and prescribe drugs, the surgeons who perform exams and</text:span></text:p>
      <text:p text:style-name="P4">operations, the pharmacists who deliver drugs, the insurance agents who refund the patient, public organizations which maintain statistics or study the impact of drugs correlation in population samples and finally the holder herself.</text:p>
      <text:p text:style-name="P2"/>
      <text:p text:style-name="P5"><text:span text:style-name="T2">The benefit</text:span>s<text:span text:style-name="T2"> of distributing the healthcare database on smartcards </text:span>than on Centralized database<text:span text:style-name="T2">.</text:span></text:p>
      <text:list xml:id="list1610478232393733312" text:style-name="L2">
        <text:list-item>
          <text:p text:style-name="P28"><text:span text:style-name="T29">First, health data must be made highly available (anywhere, anytime, on any terminal and without requiring a network connection). </text:span></text:p>
        </text:list-item>
        <text:list-item>
          <text:p text:style-name="P27"><text:span text:style-name="T29">Second, storing sensitive data on a centralized server may hurt privacy. </text:span></text:p>
        </text:list-item>
        <text:list-item>
          <text:p text:style-name="P27"><text:span text:style-name="T29">Third, maintaining a centralized database is fairly complex due to the variety of data sources.</text:span></text:p>
          <text:list>
            <text:list-header>
              <text:p text:style-name="P26"><text:span text:style-name="T29">N</text:span><text:span text:style-name="T22">ow assuming data is stored in smart</text:span><text:span text:style-name="T32">card</text:span><text:span text:style-name="T22"> then the reason why the </text:span><text:span text:style-name="T29">aforementioned database capabilities need be hosted in the smartcard rather than the terminals </text:span><text:span text:style-name="T22">because of </text:span><text:span text:style-name="T29">availability (the data must be exploited on any terminal) and privacy. Regarding privacy, since the data must be confined in the chip, so must be the query engine and the view manager. The smartcard being the unique trusted part of the system, access rights and transaction management cannot be delegated to an untrusted terminal.</text:span></text:p>
            </text:list-header>
          </text:list>
        </text:list-item>
      </text:list>
      <text:p text:style-name="P24"><text:span text:style-name="T30">The main constraints of current smartcards are therefore: </text:span></text:p>
      <text:list xml:id="list1385243060667975199" text:style-name="L23">
        <text:list-item>
          <text:p text:style-name="P11"><text:span text:style-name="T9">the very limited storage capacity; </text:span></text:p>
        </text:list-item>
        <text:list-item>
          <text:p text:style-name="P11"><text:span text:style-name="T9">the very slow write time in EEPROM </text:span><text:span text:style-name="T10">(e</text:span><text:span text:style-name="T7">lectrically erasable programmable read-only memory</text:span><text:span text:style-name="T10">)</text:span><text:span text:style-name="T9">; </text:span></text:p>
        </text:list-item>
        <text:list-item>
          <text:p text:style-name="P11"><text:span text:style-name="T9">the extremely reduced size of the RAM; </text:span></text:p>
        </text:list-item>
        <text:list-item>
          <text:p text:style-name="P11"><text:soft-page-break/><text:span text:style-name="T9">the lack of autonomy and a high <text:s/>security level that must be preserved in all situations.</text:span></text:p>
        </text:list-item>
      </text:list>
      <text:p text:style-name="P6"><text:s/></text:p>
      <text:p text:style-name="P7">Why we need DBMS on smart-card</text:p>
      <text:list xml:id="list4257088005594527975" text:style-name="L4">
        <text:list-item>
          <text:p text:style-name="P39"><text:span text:style-name="T43">Multiapplication, versatility</text:span></text:p>
        </text:list-item>
        <text:list-item>
          <text:p text:style-name="P39">Improvement of prosessor power</text:p>
        </text:list-item>
        <text:list-item>
          <text:p text:style-name="P39">Volume of data</text:p>
        </text:list-item>
        <text:list-item>
          <text:p text:style-name="P39">Complexity of queries</text:p>
        </text:list-item>
        <text:list-item>
          <text:p text:style-name="P39">Meet Transaction ACID properties</text:p>
        </text:list-item>
      </text:list>
      <text:p text:style-name="P40">Hardware Limitation of Smart Card:-</text:p>
      <text:list xml:id="list7675425712472740152" text:style-name="L5">
        <text:list-item>
          <text:p text:style-name="P49"><text:span text:style-name="T19">Memory bottleneck (96Kb of ROM, 4Kb of RAM, 128Kb of stable storage like EEPROM)</text:span></text:p>
        </text:list-item>
        <text:list-item>
          <text:p text:style-name="P47">EPROM has a very fast read time but very slow write time (10msword)</text:p>
        </text:list-item>
        <text:list-item>
          <text:p text:style-name="P47">Lack of autonomy, no asenchronious and disconnected prosessing.</text:p>
        </text:list-item>
      </text:list>
      <text:p text:style-name="P48"/>
      <text:p text:style-name="P51">Solutions to scale-down are:-</text:p>
      <text:list xml:id="list1107748688845340893" text:style-name="L6">
        <text:list-item>
          <text:p text:style-name="P41"><text:span text:style-name="T44">Sysbase Adaptive Server Anywere</text:span></text:p>
        </text:list-item>
        <text:list-item>
          <text:p text:style-name="P41">Oracle 8i Lite</text:p>
        </text:list-item>
        <text:list-item>
          <text:p text:style-name="P41">DB2 Anywhere</text:p>
        </text:list-item>
        <text:list-item>
          <text:p text:style-name="P41">ISOL’s SQL Java machine DBMS</text:p>
        </text:list-item>
        <text:list-item>
          <text:p text:style-name="P41">SCQL, The standart for smartcard database language</text:p>
        </text:list-item>
      </text:list>
      <text:p text:style-name="P25"/>
      <text:p text:style-name="P25">Requirement of Healthcare smart card:-</text:p>
      <text:list xml:id="list8088682979944486630" text:style-name="L7">
        <text:list-item>
          <text:p text:style-name="P42"><text:span text:style-name="T44">Amount of data is significant</text:span></text:p>
        </text:list-item>
        <text:list-item>
          <text:p text:style-name="P50">Queries can be rather complex (Ex: doctor asks for the last antibiotic prescribed to the patient)</text:p>
        </text:list-item>
        <text:list-item>
          <text:p text:style-name="P42">Sophisticated access right management (aggregation, views)</text:p>
        </text:list-item>
        <text:list-item>
          <text:p text:style-name="P42">Automicity must be preserved</text:p>
        </text:list-item>
        <text:list-item>
          <text:p text:style-name="P42">Durability is mandatory</text:p>
        </text:list-item>
      </text:list>
      <text:p text:style-name="P38">Storing database in a smart card rather than centralized database contributes data availability, security and simplicity.</text:p>
      <text:p text:style-name="P34">Smart constraints:-</text:p>
      <text:list xml:id="list562830344975127467" text:style-name="L8">
        <text:list-item>
          <text:p text:style-name="P43"><text:span text:style-name="T44">32 bir RISC processor about 30 MIPS (monolithic chip).</text:span></text:p>
        </text:list-item>
        <text:list-item>
          <text:p text:style-name="P43">Very limited storage capacity</text:p>
        </text:list-item>
        <text:list-item>
          <text:p text:style-name="P43">Very slow write time in EEPROM</text:p>
        </text:list-item>
        <text:list-item>
          <text:p text:style-name="P43"><text:soft-page-break/>Extremely reduced size of RAM</text:p>
        </text:list-item>
        <text:list-item>
          <text:p text:style-name="P43">Lack of autonomy</text:p>
        </text:list-item>
        <text:list-item>
          <text:p text:style-name="P43">High security level</text:p>
        </text:list-item>
        <text:list-item>
          <text:p text:style-name="P43">Tiny die size (about 25 mm²)</text:p>
        </text:list-item>
        <text:list-item>
          <text:p text:style-name="P43">Low cost (less than 5 dollars)</text:p>
        </text:list-item>
      </text:list>
      <text:p text:style-name="P33">As the chip size is limited MORE RAM means LESS EEPROM</text:p>
      <text:p text:style-name="P69"><text:span text:style-name="T42">How Smartcard properties impact on DBMS Architecture</text:span></text:p>
      <text:list xml:id="list7896762587711403459" text:style-name="L9">
        <text:list-item>
          <text:p text:style-name="P70">Highly Secure – access right management</text:p>
        </text:list-item>
        <text:list-item>
          <text:p text:style-name="P70">Highly portable- high availability</text:p>
        </text:list-item>
        <text:list-item>
          <text:p text:style-name="P89">Limited storage resources-memory <text:s/>consumption during execution</text:p>
        </text:list-item>
        <text:list-item>
          <text:p text:style-name="P70">Stable storage is not main main memory</text:p>
        </text:list-item>
        <text:list-item>
          <text:p text:style-name="P70">Non autonomous</text:p>
        </text:list-item>
      </text:list>
      <text:p text:style-name="P67">Design Components for a PicoDBMS</text:p>
      <text:list xml:id="list3479667908982266945" text:style-name="L10">
        <text:list-item>
          <text:p text:style-name="P44">Storage manager</text:p>
        </text:list-item>
        <text:list-item>
          <text:p text:style-name="P44">Query manager</text:p>
        </text:list-item>
        <text:list-item>
          <text:p text:style-name="P44">Transaction manager</text:p>
        </text:list-item>
        <text:list-item>
          <text:p text:style-name="P44">Access right manager</text:p>
        </text:list-item>
      </text:list>
      <text:p text:style-name="P71">Desin criterias for Smartcard DBMS </text:p>
      <text:list xml:id="list5757712720755182730" text:style-name="L11">
        <text:list-item>
          <text:p text:style-name="P73">RAM Rule</text:p>
        </text:list-item>
        <text:list-item>
          <text:p text:style-name="P73">Write Rule</text:p>
        </text:list-item>
        <text:list-item>
          <text:p text:style-name="P73">Read Rule</text:p>
        </text:list-item>
        <text:list-item>
          <text:p text:style-name="P73">Access Rule</text:p>
        </text:list-item>
        <text:list-item>
          <text:p text:style-name="P73">Security Rule</text:p>
        </text:list-item>
        <text:list-item>
          <text:p text:style-name="P73">Compactness rule (data,index)</text:p>
        </text:list-item>
      </text:list>
      <text:p text:style-name="P29"/>
      <text:p text:style-name="P72">PicoDBMS Storage Model</text:p>
      <text:list xml:id="list7564165868604523925" text:style-name="L12">
        <text:list-item>
          <text:p text:style-name="P45">Existing Storage Models</text:p>
        </text:list-item>
        <text:list-item>
          <text:p text:style-name="P46">Storage Cost Evaluation</text:p>
        </text:list-item>
      </text:list>
      <text:p text:style-name="P77"><text:span text:style-name="T36">Existing Storage Models</text:span></text:p>
      <text:list xml:id="list1554248712715633707" text:style-name="L13">
        <text:list-item>
          <text:p text:style-name="P75"><text:span text:style-name="T41">Flat storage</text:span></text:p>
        </text:list-item>
        <text:list-item>
          <text:p text:style-name="P75">Domain Storage</text:p>
        </text:list-item>
        <text:list-item>
          <text:p text:style-name="P76">Ring Storage</text:p>
          <text:p text:style-name="P79"><text:span text:style-name="T21">Flat storage</text:span></text:p>
        </text:list-item>
        <text:list-item>
          <text:p text:style-name="P78"><text:span text:style-name="T47">Simplest way to organize data</text:span></text:p>
        </text:list-item>
        <text:list-item>
          <text:p text:style-name="P74"><text:soft-page-break/>Tuples are stored sequentially</text:p>
        </text:list-item>
        <text:list-item>
          <text:p text:style-name="P74">Has 2 drawbacks</text:p>
          <text:list>
            <text:list-item>
              <text:p text:style-name="P74">Space consuming</text:p>
            </text:list-item>
            <text:list-item>
              <text:p text:style-name="P74">Inefficient</text:p>
            </text:list-item>
          </text:list>
        </text:list-item>
        <text:list-item>
          <text:p text:style-name="P74">Indexed FS</text:p>
        </text:list-item>
      </text:list>
      <text:p text:style-name="P68"><text:span text:style-name="T41">Domain Storage</text:span></text:p>
      <text:list xml:id="list1080644655817570973" text:style-name="L14">
        <text:list-item>
          <text:p text:style-name="P35"><text:span text:style-name="T41">Data Compactness</text:span></text:p>
        </text:list-item>
        <text:list-item>
          <text:p text:style-name="P36">The amount of data to be written is much smaller</text:p>
        </text:list-item>
        <text:list-item>
          <text:p text:style-name="P36">The length of the attribute and length of the pointer</text:p>
        </text:list-item>
        <text:list-item>
          <text:p text:style-name="P36">Cardinality of the relation</text:p>
        </text:list-item>
        <text:list-item>
          <text:p text:style-name="P36">All tuples of all relations become fixed size</text:p>
        </text:list-item>
        <text:list-item>
          <text:p text:style-name="P36">Tuple to value pointers</text:p>
        </text:list-item>
      </text:list>
      <text:p text:style-name="P37">Ring Storage</text:p>
      <text:list xml:id="list7212437930572267885" text:style-name="L15">
        <text:list-item>
          <text:p text:style-name="P52"><text:span text:style-name="T48">Index compactness + data compactness.</text:span></text:p>
        </text:list-item>
        <text:list-item>
          <text:p text:style-name="P59">Storing <text:span text:style-name="T51">Value to Tuple</text:span> pointers instead of <text:span text:style-name="T51">Tuple to Value</text:span> Pointers.</text:p>
        </text:list-item>
        <text:list-item>
          <text:p text:style-name="P60">One pointer per domain value whatever the cardinality of the relation is.</text:p>
        </text:list-item>
      </text:list>
      <text:p text:style-name="P30">Storage cost evaluation</text:p>
      <text:list xml:id="list2279949204531641855" text:style-name="L16">
        <text:list-item>
          <text:p text:style-name="P58"><text:span text:style-name="T52">PicoDBMS storage model combines FS (file system), DS (data structure), <text:s/>and RS.</text:span></text:p>
        </text:list-item>
        <text:list-item>
          <text:p text:style-name="P61">Need for indexing attributes - the choice is <text:s/>between RS and Indexed FS.</text:p>
        </text:list-item>
        <text:list-item>
          <text:p text:style-name="P53">No need for indexing attributes- the choice is <text:s/>between FS and DS.</text:p>
        </text:list-item>
      </text:list>
      <text:p text:style-name="P86">Why PicoDBMS cannot use those state of the art algorithms</text:p>
      <text:list xml:id="list3994323717401615538" text:style-name="L17">
        <text:list-item>
          <text:p text:style-name="P54">Lifetime of stable memory</text:p>
        </text:list-item>
        <text:list-item>
          <text:p text:style-name="P54">Unable to estimate RAM size</text:p>
        </text:list-item>
        <text:list-item>
          <text:p text:style-name="P54">Those algorithms are complex</text:p>
        </text:list-item>
        <text:list-item>
          <text:p text:style-name="P62">TO SOLVE THIS PROBLEM, WE PROPOSE QUERY PROCESSING TECHNIQUES THAT DO NOT USE ANY WORKING RAM NOR INCUR ANY WRITES IN THE STABLE MEMORY</text:p>
        </text:list-item>
      </text:list>
      <text:p text:style-name="P57"/>
      <text:p text:style-name="P87">Query Optimizer can consider different shapes of query execution plan</text:p>
      <text:list xml:id="list1991975007423834280" text:style-name="L18">
        <text:list-item>
          <text:p text:style-name="P83"><text:span text:style-name="T42">Left-deep tree</text:span></text:p>
        </text:list-item>
        <text:list-item>
          <text:p text:style-name="P83">Right-deep tree</text:p>
        </text:list-item>
        <text:list-item>
          <text:p text:style-name="P83">Bushy trees</text:p>
        </text:list-item>
        <text:list-item>
          <text:p text:style-name="P83">Extreme right-deep tree (PicoDBMS <text:s/>offered)</text:p>
        </text:list-item>
      </text:list>
      <text:p text:style-name="P32"/>
      <text:p text:style-name="P31"/>
      <text:p text:style-name="P30"><text:soft-page-break/></text:p>
      <text:p text:style-name="P84">PicoDBMS solution</text:p>
      <text:list xml:id="list7403802634290249043" text:style-name="L19">
        <text:list-item>
          <text:p text:style-name="P81"><text:span text:style-name="T14">Aggregate and duplicate removal can be done in pipeline if the incoming tuples are yet grouped by gistinct values</text:span></text:p>
        </text:list-item>
        <text:list-item>
          <text:p text:style-name="P81"><text:span text:style-name="T3">Pipeline operators are order-preserving since they consume tupls in the arrival order.</text:span></text:p>
        </text:list-item>
        <text:list-item>
          <text:p text:style-name="P82"><text:span text:style-name="T12">THUS, ENFORCING AN ADEQUATE CONSUMPTION AT THE LEAF OF THE EXECUTİON TREE ALLOWS PIPELIED AGGREGATION AND DUPLICATE REMOVAL</text:span></text:p>
        </text:list-item>
      </text:list>
      <text:p text:style-name="P84"/>
      <text:p text:style-name="P84">Performance Evaluation</text:p>
      <text:list xml:id="list7190936009075537505" text:style-name="L20">
        <text:list-item>
          <text:p text:style-name="P64"><text:span text:style-name="T17">Reasonable response time is the main concern</text:span></text:p>
        </text:list-item>
        <text:list-item>
          <text:p text:style-name="P65"><text:span text:style-name="T16">Evaluating response time in samrtcards is complex depending on platform parameters (Processor speed, caching strategy, RAM and EEPROM speed)</text:span></text:p>
        </text:list-item>
        <text:list-item>
          <text:p text:style-name="P66"><text:span text:style-name="T16">Which acceleration techniques are really mandatory</text:span></text:p>
          <text:list>
            <text:list-item>
              <text:p text:style-name="P66"><text:span text:style-name="T16">ring indices</text:span></text:p>
            </text:list-item>
            <text:list-item>
              <text:p text:style-name="P66"><text:span text:style-name="T16">query optimization</text:span></text:p>
            </text:list-item>
          </text:list>
        </text:list-item>
      </text:list>
      <text:p text:style-name="P84"/>
      <text:p text:style-name="P85">Test Platform</text:p>
      <text:list xml:id="list9064457210504040947" text:style-name="L21">
        <text:list-item>
          <text:p text:style-name="P80"><text:span text:style-name="T17">Intel 486 (with no cache, CISC)</text:span></text:p>
        </text:list-item>
        <text:list-item>
          <text:p text:style-name="P80"><text:span text:style-name="T16">3 types of data volumes is considered (Small, medium,large)</text:span></text:p>
        </text:list-item>
        <text:list-item>
          <text:p text:style-name="P88"><text:span text:style-name="T16">for the platform, the system parameters (clock frequency, cache) are varied and experimentation test is performed) (best/worst configuration)</text:span></text:p>
        </text:list-item>
        <text:list-item>
          <text:p text:style-name="P80"><text:span text:style-name="T16">Ring indices are tested, how it makes change in the response time</text:span></text:p>
        </text:list-item>
      </text:list>
      <text:p text:style-name="P84"/>
      <text:p text:style-name="P84">Test Results</text:p>
      <text:list xml:id="list8024170820240630199" text:style-name="L22">
        <text:list-item>
          <text:p text:style-name="P55"><text:span text:style-name="T17">Join indices are mandatory in all classes</text:span></text:p>
        </text:list-item>
        <text:list-item>
          <text:p text:style-name="P55"><text:span text:style-name="T16">Query optimiztion is useful only with large <text:s/>databases and complex queries</text:span></text:p>
        </text:list-item>
      </text:list>
      <text:p text:style-name="P84"/>
      <text:p text:style-name="P84">CONCLUSION</text:p>
      <text:p text:style-name="P56">As smartcards becomebecome more and more <text:s/>versatile, multiapplications and powerful, <text:s/>the need for database techniques arises. <text:s/>Performance evaluations show that <text:s/>PicoDBMS’s query and execution models <text:s/>meet the smartcard requirment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Times New Roman1" svg:font-family="'Times New Roman'" style:font-pitch="fixed"/>
    <style:font-face style:name="rOMAN" svg:font-family="rOMAN" style:font-pitch="fixed"/>
    <style:font-face style:name="roman" svg:font-family="roma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0:19:19.195129040</meta:creation-date>
    <dc:date>2017-11-04T19:32:33.652451974</dc:date>
    <meta:editing-duration>PT2H56M56S</meta:editing-duration>
    <meta:editing-cycles>8</meta:editing-cycles>
    <meta:generator>LibreOffice/5.1.6.2$Linux_X86_64 LibreOffice_project/10m0$Build-2</meta:generator>
    <meta:document-statistic meta:table-count="0" meta:image-count="0" meta:object-count="0" meta:page-count="6" meta:paragraph-count="140" meta:word-count="1641" meta:character-count="10341" meta:non-whitespace-character-count="8919"/>
  </office:meta>
</office:document-meta>
</file>